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481cm" fo:min-width="4.58cm"/>
    </style:style>
    <style:style style:name="gr2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" style:family="graphic" style:parent-style-name="standard">
      <style:graphic-properties draw:stroke="none" svg:stroke-color="#000000" draw:fill="none" draw:fill-color="#ffffff" fo:min-height="0.374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1.786cm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08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Courier 10 Pitch1" fo:font-size="9pt" style:font-size-asian="9pt" style:font-size-complex="9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size="7pt" style:font-size-asian="7pt" style:font-size-complex="7pt"/>
    </style:style>
    <style:style style:name="P6" style:family="paragraph">
      <style:text-properties fo:font-size="6pt" style:font-size-asian="6pt" style:font-size-complex="6pt"/>
    </style:style>
    <style:style style:name="P7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style:font-name="Courier 10 Pitch1" fo:font-size="9pt" style:font-size-asian="9pt" style:font-size-complex="9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6.731cm" svg:x="8.366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3.286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3.286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3.032cm" svg:y="10.0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3.032cm" svg:y="10.5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3.032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9.255cm" svg:y="14.8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9.763cm" svg:y="14.8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0.779cm" svg:y="9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1.287cm" svg:y="9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1.795cm" svg:y="9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8.366cm" svg:y="14.3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8.366cm" svg:y="14.8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5.191cm" svg:y="9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5.191cm" svg:y="9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8.366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8.366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8.366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8.366cm" svg:y="10.2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8.366cm" svg:y="10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8.366cm" svg:y="11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8.366cm" svg:y="12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08cm" svg:height="0.508cm" svg:x="8.366cm" svg:y="12.5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8.366cm" svg:y="13.1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8.366cm" svg:y="13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651cm" svg:height="0.624cm" svg:x="6.842cm" svg:y="8.631cm">
          <draw:text-box>
            <text:p><text:span text:style-name="T1">CIN -</text:span></text:p>
          </draw:text-box>
        </draw:frame>
        <draw:frame draw:style-name="gr3" draw:text-style-name="P3" draw:layer="layout" svg:width="1.524cm" svg:height="0.624cm" svg:x="6.842cm" svg:y="9.012cm">
          <draw:text-box>
            <text:p><text:span text:style-name="T1">DIN -</text:span></text:p>
          </draw:text-box>
        </draw:frame>
        <draw:frame draw:style-name="gr3" draw:text-style-name="P3" draw:layer="layout" svg:width="1.524cm" svg:height="0.624cm" svg:x="6.842cm" svg:y="9.763cm">
          <draw:text-box>
            <text:p><text:span text:style-name="T1">SIG -</text:span></text:p>
          </draw:text-box>
        </draw:frame>
        <draw:frame draw:style-name="gr3" draw:text-style-name="P3" draw:layer="layout" svg:width="1.524cm" svg:height="0.624cm" svg:x="6.842cm" svg:y="10.282cm">
          <draw:text-box>
            <text:p><text:span text:style-name="T1">VIN -</text:span></text:p>
          </draw:text-box>
        </draw:frame>
        <draw:frame draw:style-name="gr3" draw:text-style-name="P3" draw:layer="layout" svg:width="1.524cm" svg:height="0.624cm" svg:x="6.842cm" svg:y="10.917cm">
          <draw:text-box>
            <text:p><text:span text:style-name="T1">GND -</text:span></text:p>
          </draw:text-box>
        </draw:frame>
        <draw:frame draw:style-name="gr3" draw:text-style-name="P3" draw:layer="layout" svg:width="1.524cm" svg:height="0.624cm" svg:x="6.842cm" svg:y="11.425cm">
          <draw:text-box>
            <text:p><text:span text:style-name="T1">+5V -</text:span></text:p>
          </draw:text-box>
        </draw:frame>
        <draw:frame draw:style-name="gr3" draw:text-style-name="P3" draw:layer="layout" svg:width="1.524cm" svg:height="0.624cm" svg:x="6.842cm" svg:y="12.049cm">
          <draw:text-box>
            <text:p><text:span text:style-name="T1">SCL -</text:span></text:p>
          </draw:text-box>
        </draw:frame>
        <draw:frame draw:style-name="gr3" draw:text-style-name="P3" draw:layer="layout" svg:width="1.524cm" svg:height="0.624cm" svg:x="6.842cm" svg:y="12.557cm">
          <draw:text-box>
            <text:p><text:span text:style-name="T1">SDA -</text:span></text:p>
          </draw:text-box>
        </draw:frame>
        <draw:frame draw:style-name="gr3" draw:text-style-name="P3" draw:layer="layout" svg:width="1.524cm" svg:height="0.624cm" svg:x="6.842cm" svg:y="13.203cm">
          <draw:text-box>
            <text:p><text:span text:style-name="T1">SCL -</text:span></text:p>
          </draw:text-box>
        </draw:frame>
        <draw:frame draw:style-name="gr3" draw:text-style-name="P3" draw:layer="layout" svg:width="1.524cm" svg:height="0.624cm" svg:x="6.842cm" svg:y="13.7cm">
          <draw:text-box>
            <text:p><text:span text:style-name="T1">SDA -</text:span></text:p>
          </draw:text-box>
        </draw:frame>
        <draw:frame draw:style-name="gr3" draw:text-style-name="P3" draw:layer="layout" svg:width="1.524cm" svg:height="0.624cm" svg:x="6.842cm" svg:y="14.346cm">
          <draw:text-box>
            <text:p><text:span text:style-name="T1">+5V -</text:span></text:p>
          </draw:text-box>
        </draw:frame>
        <draw:frame draw:style-name="gr3" draw:text-style-name="P3" draw:layer="layout" svg:width="1.524cm" svg:height="0.624cm" svg:x="6.842cm" svg:y="14.843cm">
          <draw:text-box>
            <text:p><text:span text:style-name="T1">GND -</text:span></text:p>
          </draw:text-box>
        </draw:frame>
        <draw:custom-shape draw:style-name="gr2" draw:text-style-name="P2" draw:layer="layout" svg:width="0.508cm" svg:height="0.508cm" svg:x="10.398cm" svg:y="14.8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0.906cm" svg:y="14.8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1.541cm" svg:y="14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08cm" svg:height="0.508cm" svg:x="12.049cm" svg:y="14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08cm" svg:height="0.508cm" svg:x="12.938cm" svg:y="14.3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938cm" svg:y="14.8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938cm" svg:y="1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938cm" svg:y="12.9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938cm" svg:y="13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938cm" svg:y="10.5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938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938cm" svg:y="11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938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938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2.938cm" svg:y="9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9.636cm" svg:y="9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10.144cm" svg:y="9.3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0.762cm" svg:x="9.89cm" svg:y="10.652cm">
          <text:p text:style-name="P2">F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127cm" svg:height="0.889cm" svg:x="9.636cm" svg:y="12.5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254cm" svg:height="0.889cm" svg:x="9.763cm" svg:y="12.559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10.144cm" svg:y="12.559cm">
          <text:p text:style-name="P2"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3cm" svg:x="10.144cm" svg:y="13.194cm">
          <text:p text:style-name="P2"><text:span text:style-name="T2">C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138cm" svg:height="0.489cm" draw:transform="rotate (1.56451314148772) translate (9.648cm 13.57cm)">
          <draw:text-box>
            <text:p text:style-name="P6"><text:span text:style-name="T3">7805</text:span></text:p>
          </draw:text-box>
        </draw:frame>
        <draw:frame draw:style-name="gr3" draw:text-style-name="P3" draw:layer="layout" svg:width="1.651cm" svg:height="0.624cm" svg:x="13.446cm" svg:y="8.504cm">
          <draw:text-box>
            <text:p><text:span text:style-name="T1">- GND</text:span></text:p>
          </draw:text-box>
        </draw:frame>
        <draw:frame draw:style-name="gr3" draw:text-style-name="P3" draw:layer="layout" svg:width="1.651cm" svg:height="0.624cm" svg:x="13.446cm" svg:y="9.012cm">
          <draw:text-box>
            <text:p><text:span text:style-name="T1">- +5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5T23:02:37.258121003</meta:creation-date>
    <dc:date>2017-01-15T23:57:52.247495985</dc:date>
    <meta:editing-duration>PT7M55S</meta:editing-duration>
    <meta:editing-cycles>2</meta:editing-cycles>
    <meta:generator>LibreOffice/5.1.4.2$Linux_X86_64 LibreOffice_project/10m0$Build-2</meta:generator>
    <meta:document-statistic meta:object-count="62"/>
  </office:meta>
</office:document-meta>
</file>